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2.5083in"/>
    </style:style>
    <style:style style:name="co4" style:family="table-column">
      <style:table-column-properties fo:break-before="auto" style:column-width="5.853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398in" fo:break-before="auto" style:use-optimal-row-height="false"/>
    </style:style>
    <style:style style:name="ro4" style:family="table-row">
      <style:table-row-properties style:row-height="5.1402in" fo:break-before="auto" style:use-optimal-row-height="false"/>
    </style:style>
    <style:style style:name="ro5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1.4193in" fo:break-before="auto" style:use-optimal-row-height="false"/>
    </style:style>
    <style:style style:name="ro7" style:family="table-row">
      <style:table-row-properties style:row-height="3.1508in" fo:break-before="auto" style:use-optimal-row-height="false"/>
    </style:style>
    <style:style style:name="ro8" style:family="table-row">
      <style:table-row-properties style:row-height="0.922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5693in" fo:break-before="auto" style:use-optimal-row-height="true"/>
    </style:style>
    <style:style style:name="ro11" style:family="table-row">
      <style:table-row-properties style:row-height="0.3728in" fo:break-before="auto" style:use-optimal-row-height="true"/>
    </style:style>
    <style:style style:name="ro12" style:family="table-row">
      <style:table-row-properties style:row-height="0.5283in" fo:break-before="auto" style:use-optimal-row-height="true"/>
    </style:style>
    <style:style style:name="ro13" style:family="table-row">
      <style:table-row-properties style:row-height="0.6839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9945in" fo:break-before="auto" style:use-optimal-row-height="true"/>
    </style:style>
    <style:style style:name="ro16" style:family="table-row">
      <style:table-row-properties style:row-height="1.3882in" fo:break-before="auto" style:use-optimal-row-height="true"/>
    </style:style>
    <style:style style:name="ro17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Bad">
      <style:table-cell-properties fo:wrap-option="wrap"/>
    </style:style>
    <style:style style:name="ce9" style:family="table-cell" style:parent-style-name="Default">
      <style:table-cell-properties fo:background-color="#81d41a" fo:wrap-option="wrap"/>
    </style:style>
    <style:style style:name="ce10" style:family="table-cell" style:parent-style-name="Default">
      <style:table-cell-properties fo:background-color="transparent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8" table:default-cell-style-name="ce1"/>
        <table:table-row table:style-name="ro1">
          <table:table-cell table:style-name="ce1" office:value-type="string" calcext:value-type="string">
            <text:p>日期</text:p>
          </table:table-cell>
          <table:table-cell office:value-type="string" calcext:value-type="string">
            <text:p>目標/bug</text:p>
          </table:table-cell>
          <table:table-cell/>
          <table:table-cell office:value-type="string" calcext:value-type="string">
            <text:p>解法</text:p>
          </table:table-cell>
          <table:table-cell office:value-type="string" calcext:value-type="string">
            <text:p>狀態</text:p>
          </table:table-cell>
          <table:table-cell table:number-columns-repeated="7"/>
        </table:table-row>
        <table:table-row table:style-name="ro2">
          <table:table-cell office:value-type="date" office:date-value="2023-02-15" calcext:value-type="date">
            <text:p>02/15/23</text:p>
          </table:table-cell>
          <table:table-cell table:number-columns-repeated="11"/>
        </table:table-row>
        <table:table-row table:style-name="ro2" table:number-rows-repeated="2">
          <table:table-cell table:style-name="ce1"/>
          <table:table-cell table:number-columns-repeated="11"/>
        </table:table-row>
        <table:table-row table:style-name="ro1">
          <table:table-cell table:style-name="ce1"/>
          <table:table-cell office:value-type="string" calcext:value-type="string">
            <text:p>移動時機器手臂要擺正</text:p>
          </table:table-cell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 table:style-name="ce1"/>
          <table:table-cell office:value-type="string" calcext:value-type="string">
            <text:p>rviz能夠儲存</text:p>
          </table:table-cell>
          <table:table-cell table:style-name="Default"/>
          <table:table-cell office:value-type="string" calcext:value-type="string">
            <text:p>gum_crowd_evironment 會呼叫social_contexts_activities.rviz 除存的時候會直接存在裡面</text:p>
          </table:table-cell>
          <table:table-cell table:style-name="ce9" office:value-type="string" calcext:value-type="string">
            <text:p>known</text:p>
          </table:table-cell>
          <table:table-cell table:style-name="ce10"/>
          <table:table-cell table:number-columns-repeated="6"/>
        </table:table-row>
        <table:table-row table:style-name="ro3">
          <table:table-cell table:style-name="ce1"/>
          <table:table-cell office:value-type="string" calcext:value-type="string">
            <text:p>使roslaunch path_finding astar_path_finding_with_social_proxemics.launch能動</text:p>
          </table:table-cell>
          <table:table-cell office:value-type="string" calcext:value-type="string">
            <text:p>[ERROR] [1676458812.393465229, 39.421000000]: </text:p>
            <text:p><text:span text:style-name="T1">Cannot get TF from laserscan to base_link: "laser_link" passed to lookupTransform argument source_frame does not exist. . Aborting…</text:span></text:p>
          </table:table-cell>
          <table:table-cell table:style-name="ce3" office:value-type="string" calcext:value-type="string">
            <text:p>rosrun tf view_frames 來查看frame</text:p>
            <text:p>realsense_mount</text:p>
          </table:table-cell>
          <table:table-cell table:number-columns-repeated="8"/>
        </table:table-row>
        <table:table-row table:style-name="ro4">
          <table:table-cell table:style-name="ce1"/>
          <table:table-cell/>
          <table:table-cell office:value-type="string" calcext:value-type="string">
            <text:p>[ERROR] [1676519893.300219669, 31.702000000]: Cannot get map and footprint message, aborting...</text:p>
          </table:table-cell>
          <table:table-cell office:value-type="string" calcext:value-type="string">
            <text:p/>
            <text:p><text:span text:style-name="T1">scan2localmap_node cannot publish local_map and footprint</text:span></text:p>
            <text:p><text:span text:style-name="T1">1. 懷疑roslaunch multi_object_tracking mot2d_sim.launch</text:span></text:p>
            <text:p><text:span text:style-name="T1">裡面傳出來的東西有些沒吃到</text:span></text:p>
            <text:p><text:span text:style-name="T2">/walker/scan </text:span></text:p>
            <text:p><text:span text:style-name="T1">/walker/tracking_progress</text:span></text:p>
            <text:p><text:span text:style-name="T2">/walker/trk3d_result</text:span></text:p>
            <text:p><text:span text:style-name="T1">/walker/trk3d_vis</text:span></text:p>
            <text:p><text:span text:style-name="T1">/walker/usb_cam/camera_info</text:span></text:p>
            <text:p/>
            <text:p><text:span text:style-name="T1">2. check what the roslaunch mars_lite_moveit_config mars_lite_moveit_planning_execution_gz.launch output is</text:span></text:p>
            <text:p><text:span text:style-name="T1">/rosout</text:span></text:p>
            <text:p><text:span text:style-name="T1">/rosout_agg</text:span></text:p>
            <text:p><text:span text:style-name="T2">/scan</text:span></text:p>
            <text:p><text:span text:style-name="T1">/scan_cloud</text:span></text:p>
            <text:p><text:span text:style-name="T1">/scan_person_clustering_front_node/det3d_result</text:span></text:p>
            <text:p><text:span text:style-name="T1">/scan_pointcloud_filtered</text:span></text:p>
            <text:p><text:span text:style-name="T1">/tf</text:span></text:p>
            <text:p><text:span text:style-name="T1">/tf_static</text:span></text:p>
            <text:p><text:span text:style-name="T2">/trk3d_vis</text:span></text:p>
            <text:p><text:span text:style-name="T1">/walker/footprint</text:span></text:p>
            <text:p><text:span text:style-name="T1">/walker/local_map</text:span></text:p>
            <text:p><text:span text:style-name="T1">/walker/trk3d_result</text:span></text:p>
            <text:p/>
            <text:p><text:span text:style-name="T1">trk3d_result OK </text:span></text:p>
            <text:p><text:span text:style-name="T1">不會進到trk3d_result  callback</text:span></text:p>
            <text:p><text:span text:style-name="T1">3. yolo_ws的trk3dArray刪掉sensor_msgs/PointCloud2 pointcloud</text:span></text:p>
            <text:p><text:span text:style-name="T1">4.從scan image combine node 就需要有laser scan ,要比較兩個scan image combine node </text:span></text:p>
          </table:table-cell>
          <table:table-cell table:number-columns-repeated="8"/>
        </table:table-row>
        <table:table-row table:style-name="ro5">
          <table:table-cell table:style-name="ce1"/>
          <table:table-cell office:value-type="string" calcext:value-type="string">
            <text:p>使roslaunch path_tracking path_tracking_autonomous.launch能動</text:p>
          </table:table-cell>
          <table:table-cell table:number-columns-repeated="10"/>
        </table:table-row>
        <table:table-row table:style-name="ro6">
          <table:table-cell office:value-type="date" office:date-value="2023-02-19" calcext:value-type="date">
            <text:p>02/19/23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roslaunch multi_object_tracking mot2d_sim.launch</text:p>
            <text:p>是使用laser+camera-&gt;trk3d</text:p>
            <text:p>roslaunch scan yolodetet.launch</text:p>
            <text:p>使用realsense →trk3d</text:p>
          </table:table-cell>
          <table:table-cell table:style-name="Default"/>
          <table:table-cell table:number-columns-repeated="8"/>
        </table:table-row>
        <table:table-row table:style-name="ro7">
          <table:table-cell office:value-type="date" office:date-value="2023-02-22" calcext:value-type="date">
            <text:p>02/22/23</text:p>
          </table:table-cell>
          <table:table-cell office:value-type="string" calcext:value-type="string">
            <text:p>amcl無法對齊→調整filter參數</text:p>
          </table:table-cell>
          <table:table-cell table:style-name="Default"/>
          <table:table-cell table:style-name="Default" office:value-type="string" calcext:value-type="string">
            <text:p>1.odometery, amcl tolerence</text:p>
            <text:p>2.旋轉時amcl會偏 調整filter</text:p>
            <text:p><text:a xlink:href="https://github.com/ros-perception/laser_filters.git" xlink:type="simple">https://github.com/ros-perception/laser_filters.git</text:a></text:p>
            <text:p/>
            <text:p>laser_filter/config/my_laser_config.yaml</text:p>
            <text:p>laserscan 加入filter</text:p>
            <text:p>laser multi merger</text:p>
            <text:p>/opt/ros/melodic/share/ira_laser_tools</text:p>
            <text:p>spawn_mars.launch </text:p>
            <text:p> &lt;param name="angle_increment" value="0.05"/&gt;</text:p>
            <text:p>amcl </text:p>
            <text:p>    &lt;param name="laser_max_range"           value="-1"/&gt;</text:p>
            <text:p>    &lt;param name="update_min_a"              value="0.05"/&gt;</text:p>
            <text:p>    &lt;param name="odom_alpha1"               value="8.3"/&gt;</text:p>
            <text:p>    &lt;param name="odom_alpha2"               value="1.5"/&gt;</text:p>
            <text:p/>
          </table:table-cell>
          <table:table-cell table:style-name="ce9" office:value-type="string" calcext:value-type="string">
            <text:p>solved</text:p>
          </table:table-cell>
          <table:table-cell office:value-type="string" calcext:value-type="string">
            <text:p>global map可用</text:p>
          </table:table-cell>
          <table:table-cell table:number-columns-repeated="6"/>
        </table:table-row>
        <table:table-row table:style-name="ro8">
          <table:table-cell office:value-type="date" office:date-value="2023-03-02" calcext:value-type="date">
            <text:p>03/02/23</text:p>
          </table:table-cell>
          <table:table-cell office:value-type="string" calcext:value-type="string">
            <text:p>機器人打滑問題</text:p>
          </table:table-cell>
          <table:table-cell/>
          <table:table-cell office:value-type="string" calcext:value-type="string">
            <text:p>mars_lite_description/urdf/mars_lite.gazebo</text:p>
            <text:p>用來設定gazebo的參數</text:p>
            <text:p><text:span text:style-name="T1">mars_lite_description/urdf/mars_lite_with_gripper.urdf.xcro</text:span></text:p>
            <text:p><text:span text:style-name="T1">mars的模型檔案</text:span></text:p>
            <text:p><text:span text:style-name="T1">地板的摩擦係數要一樣mu1=mu2</text:span></text:p>
          </table:table-cell>
          <table:table-cell table:style-name="ce9" office:value-type="string" calcext:value-type="string">
            <text:p>算是解決</text:p>
          </table:table-cell>
          <table:table-cell table:number-columns-repeated="7"/>
        </table:table-row>
        <table:table-row table:style-name="ro1">
          <table:table-cell office:value-type="date" office:date-value="2023-03-03" calcext:value-type="date">
            <text:p>03/03/23</text:p>
          </table:table-cell>
          <table:table-cell office:value-type="string" calcext:value-type="string">
            <text:p>costmap無法生成</text:p>
          </table:table-cell>
          <table:table-cell/>
          <table:table-cell office:value-type="string" calcext:value-type="string">
            <text:p>1.已在multi_object_tracking/mot_2d中加入laserscan</text:p>
          </table:table-cell>
          <table:table-cell table:style-name="ce9"/>
          <table:table-cell table:number-columns-repeated="7"/>
        </table:table-row>
        <table:table-row table:style-name="ro1">
          <table:table-cell office:value-type="date" office:date-value="2023-03-05" calcext:value-type="date">
            <text:p>03/05/23</text:p>
          </table:table-cell>
          <table:table-cell office:value-type="string" calcext:value-type="string">
            <text:p>無法偵測到行人的碰撞體</text:p>
          </table:table-cell>
          <table:table-cell/>
          <table:table-cell office:value-type="string" calcext:value-type="string">
            <text:p>直接複製之前的</text:p>
          </table:table-cell>
          <table:table-cell table:style-name="ce9"/>
          <table:table-cell table:number-columns-repeated="7"/>
        </table:table-row>
        <table:table-row table:style-name="ro1"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local map 反了</text:p>
          </table:table-cell>
          <table:table-cell/>
          <table:table-cell office:value-type="string" calcext:value-type="string">
            <text:p>換merged_laser_scan</text:p>
          </table:table-cell>
          <table:table-cell table:style-name="ce9"/>
          <table:table-cell table:number-columns-repeated="7"/>
        </table:table-row>
        <table:table-row table:style-name="ro1"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tk3d 圓柱輸出怪怪的</text:p>
          </table:table-cell>
          <table:table-cell table:number-columns-repeated="10"/>
        </table:table-row>
        <table:table-row table:style-name="ro9">
          <table:table-cell table:style-name="ce1"/>
          <table:table-cell office:value-type="string" calcext:value-type="string">
            <text:p>手必無法初始化位置</text:p>
          </table:table-cell>
          <table:table-cell/>
          <table:table-cell office:value-type="string" calcext:value-type="string">
            <text:p>mars_gazebo.launch    </text:p>
            <text:p>&lt;arg name="paused" default="true"/&gt;</text:p>
          </table:table-cell>
          <table:table-cell table:style-name="ce9"/>
          <table:table-cell table:number-columns-repeated="7"/>
        </table:table-row>
        <table:table-row table:style-name="ro9">
          <table:table-cell table:style-name="ce1"/>
          <table:table-cell office:value-type="string" calcext:value-type="string">
            <text:p>手臂重量</text:p>
          </table:table-cell>
          <table:table-cell/>
          <table:table-cell office:value-type="string" calcext:value-type="string">
            <text:p>https://github.com/TechmanRobotInc/tmr_ros1/blob/master/tm_gazebo/urdf/tm5-700-nominal.urdf</text:p>
          </table:table-cell>
          <table:table-cell table:number-columns-repeated="8"/>
        </table:table-row>
        <table:table-row table:style-name="ro2">
          <table:table-cell table:style-name="ce1"/>
          <table:table-cell table:style-name="Default"/>
          <table:table-cell/>
          <table:table-cell office:value-type="string" calcext:value-type="string">
            <text:p>smooth path</text:p>
          </table:table-cell>
          <table:table-cell table:number-columns-repeated="8"/>
        </table:table-row>
        <table:table-row table:style-name="ro10">
          <table:table-cell table:style-name="ce1"/>
          <table:table-cell office:value-type="string" calcext:value-type="string">
            <text:p>機器人更換位置</text:p>
          </table:table-cell>
          <table:table-cell/>
          <table:table-cell office:value-type="string" calcext:value-type="string">
            <text:p>初始位置 0 4 0 </text:p>
            <text:p>要改1. spawn_mars</text:p>
            <text:p>2. odom</text:p>
          </table:table-cell>
          <table:table-cell office:value-type="string" calcext:value-type="string">
            <text:p>太麻煩了</text:p>
          </table:table-cell>
          <table:table-cell table:number-columns-repeated="7"/>
        </table:table-row>
        <table:table-row table:style-name="ro11">
          <table:table-cell table:style-name="ce1"/>
          <table:table-cell office:value-type="string" calcext:value-type="string">
            <text:p>echo 自定義的 rostopic <text:s/>需要先source workspace</text:p>
          </table:table-cell>
          <table:table-cell table:number-columns-repeated="2"/>
          <table:table-cell table:style-name="ce9"/>
          <table:table-cell table:number-columns-repeated="7"/>
        </table:table-row>
        <table:table-row table:style-name="ro12">
          <table:table-cell office:value-type="date" office:date-value="2023-03-18" calcext:value-type="date">
            <text:p>03/18/23</text:p>
          </table:table-cell>
          <table:table-cell office:value-type="string" calcext:value-type="string">
            <text:p>已經可以生成costmap 但生出來的圖怪怪的</text:p>
          </table:table-cell>
          <table:table-cell/>
          <table:table-cell office:value-type="string" calcext:value-type="string">
            <text:p>scan_image_combine_node.cpp: </text:p>
            <text:p>marker.header.frame_id = cloud_raw_ptr→header.frame_id;</text:p>
            <text:p>trk3d 輸出已修正，transform的問題，但運算量大，lag嚴重</text:p>
          </table:table-cell>
          <table:table-cell table:number-columns-repeated="8"/>
        </table:table-row>
        <table:table-row table:style-name="ro1">
          <table:table-cell office:value-type="date" office:date-value="2023-06-09" calcext:value-type="date">
            <text:p>06/09/23</text:p>
          </table:table-cell>
          <table:table-cell office:value-type="string" calcext:value-type="string">
            <text:p>personal space 的位置落後行人太多</text:p>
          </table:table-cell>
          <table:table-cell/>
          <table:table-cell office:value-type="string" calcext:value-type="string">
            <text:p>發現用laserscan的方法比realsense還差</text:p>
          </table:table-cell>
          <table:table-cell table:number-columns-repeated="8"/>
        </table:table-row>
        <table:table-row table:style-name="ro2">
          <table:table-cell office:value-type="date" office:date-value="2023-06-11" calcext:value-type="date">
            <text:p>06/11/23</text:p>
          </table:table-cell>
          <table:table-cell office:value-type="string" calcext:value-type="string">
            <text:p>AB3DMOT</text:p>
          </table:table-cell>
          <table:table-cell table:number-columns-repeated="10"/>
        </table:table-row>
        <table:table-row table:style-name="ro1">
          <table:table-cell office:value-type="date" office:date-value="2023-06-13" calcext:value-type="date">
            <text:p>06/13/23</text:p>
          </table:table-cell>
          <table:table-cell office:value-type="string" calcext:value-type="string">
            <text:p>draw a star 裡面加入雙topic sub</text:p>
          </table:table-cell>
          <table:table-cell/>
          <table:table-cell office:value-type="string" calcext:value-type="string">
            <text:p>path_finding/src/scan2localmap_node.cpp.copy</text:p>
          </table:table-cell>
          <table:table-cell table:number-columns-repeated="8"/>
        </table:table-row>
        <table:table-row table:style-name="ro1">
          <table:table-cell office:value-type="date" office:date-value="2023-06-19" calcext:value-type="date">
            <text:p>06/19/23</text:p>
          </table:table-cell>
          <table:table-cell office:value-type="string" calcext:value-type="string">
            <text:p>costmap無法生成</text:p>
          </table:table-cell>
          <table:table-cell office:value-type="string" calcext:value-type="string">
            <text:p>可能</text:p>
          </table:table-cell>
          <table:table-cell table:number-columns-repeated="9"/>
        </table:table-row>
        <table:table-row table:style-name="ro5">
          <table:table-cell office:value-type="date" office:date-value="2023-06-20" calcext:value-type="date">
            <text:p>06/20/23</text:p>
          </table:table-cell>
          <table:table-cell office:value-type="string" calcext:value-type="string">
            <text:p>transform的問題</text:p>
          </table:table-cell>
          <table:table-cell/>
          <table:table-cell office:value-type="string" calcext:value-type="string">
            <text:p>det會將行人的位置轉換到odom上（機器人初始話位置）</text:p>
            <text:p>後續行人相關的位置都會轉換到odom上</text:p>
            <text:p>也因此要時時刷新odom到機器人的相對位置</text:p>
          </table:table-cell>
          <table:table-cell table:number-columns-repeated="8"/>
        </table:table-row>
        <table:table-row table:style-name="ro9">
          <table:table-cell office:value-type="date" office:date-value="2023-06-20" calcext:value-type="date">
            <text:p>06/20/23</text:p>
          </table:table-cell>
          <table:table-cell office:value-type="string" calcext:value-type="string">
            <text:p>pedsim doesn’t align to odom</text:p>
          </table:table-cell>
          <table:table-cell/>
          <table:table-cell office:value-type="string" calcext:value-type="string">
            <text:p>topic: /pedsim_visualizer/tracked_persons</text:p>
            <text:p>pedsim_visualizer/src/sim_visualizer.cpp</text:p>
          </table:table-cell>
          <table:table-cell table:number-columns-repeated="8"/>
        </table:table-row>
        <table:table-row table:style-name="ro13">
          <table:table-cell office:value-type="date" office:date-value="2023-06-21" calcext:value-type="date">
            <text:p>06/21/23</text:p>
          </table:table-cell>
          <table:table-cell office:value-type="string" calcext:value-type="string">
            <text:p>gmapping 問題</text:p>
          </table:table-cell>
          <table:table-cell/>
          <table:table-cell office:value-type="string" calcext:value-type="string">
            <text:p>1.須安裝</text:p>
            <text:p><text:a xlink:href="https://github.com/ros-perception/openslam_gmapping.git" xlink:type="simple">https://github.com/ros-perception/openslam_gmapping.git</text:a></text:p>
            <text:p><text:a xlink:href="https://github.com/ros-perception/slam_gmapping" xlink:type="simple">https://github.com/ros-perception/slam_gmapping</text:a></text:p>
            <text:p>2.laser beam upper limit: scanmatcher in gmapping is limiting number of beams to 2048</text:p>
          </table:table-cell>
          <table:table-cell table:number-columns-repeated="8"/>
        </table:table-row>
        <table:table-row table:style-name="ro14">
          <table:table-cell office:value-type="date" office:date-value="2023-06-25" calcext:value-type="date">
            <text:p>06/25/23</text:p>
          </table:table-cell>
          <table:table-cell office:value-type="string" calcext:value-type="string">
            <text:p>pedsim應該跟著odem一起轉</text:p>
          </table:table-cell>
          <table:table-cell/>
          <table:table-cell office:value-type="string" calcext:value-type="string">
            <text:p>move frame of pedsim from “odom” to “map”</text:p>
            <text:p>add frame_id to padsim_simulator/simulator.launch?</text:p>
            <text:p>modify “/pedsim_simulator/simulator.cpp” and has it a copy</text:p>
          </table:table-cell>
          <table:table-cell table:number-columns-repeated="8"/>
        </table:table-row>
        <table:table-row table:style-name="ro15">
          <table:table-cell office:value-type="date" office:date-value="2023-08-29" calcext:value-type="date">
            <text:p>08/29/23</text:p>
          </table:table-cell>
          <table:table-cell office:value-type="string" calcext:value-type="string">
            <text:p>運行mpc</text:p>
          </table:table-cell>
          <table:table-cell/>
          <table:table-cell office:value-type="string" calcext:value-type="string">
            <text:p>下載osqp, osqp-eigen</text:p>
            <text:p>cd build </text:p>
            <text:p>Make ..</text:p>
            <text:p>Cmake</text:p>
            <text:p>sudo make install</text:p>
            <text:p/>
          </table:table-cell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gmapping 漂移</text:p>
          </table:table-cell>
          <table:table-cell table:number-columns-repeated="10"/>
        </table:table-row>
        <table:table-row table:style-name="ro16">
          <table:table-cell office:value-type="date" office:date-value="2023-10-09" calcext:value-type="date">
            <text:p>10/09/23</text:p>
          </table:table-cell>
          <table:table-cell office:value-type="string" calcext:value-type="string">
            <text:p>pedsim doesn’t align to odom</text:p>
          </table:table-cell>
          <table:table-cell/>
          <table:table-cell office:value-type="string" calcext:value-type="string">
            <text:p>topic: /pedsim_visualizer/tracked_persons</text:p>
            <text:p>pedsim_visualizer/src/sim_visualizer.cpp</text:p>
            <text:p/>
            <text:p>pedsim_simulator/simulator.launch</text:p>
            <text:p>  &lt;arg name="frame_id" default="odom"/&gt; -→改成map</text:p>
            <text:p/>
            <text:p>並且在 rviz裡的Rander history要關掉 因為沒辦法跟著map移動</text:p>
            <text:p>map server 需要比 robot晚開</text:p>
          </table:table-cell>
          <table:table-cell table:number-columns-repeated="8"/>
        </table:table-row>
        <table:table-row table:style-name="ro17">
          <table:table-cell office:value-type="date" office:date-value="2023-10-09" calcext:value-type="date">
            <text:p>10/09/23</text:p>
          </table:table-cell>
          <table:table-cell office:value-type="string" calcext:value-type="string">
            <text:p>初始話機器人的位置</text:p>
          </table:table-cell>
          <table:table-cell/>
          <table:table-cell office:value-type="string" calcext:value-type="string">
            <text:p>gazebo: roslaunch mars_lite_description spawn_mars.launch robot_init_x:=3.0 robot_init_y:=3.0</text:p>
          </table:table-cell>
          <table:table-cell table:number-columns-repeated="8"/>
        </table:table-row>
        <table:table-row table:style-name="ro3"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2d nav goal 沒有在/map上</text:p>
          </table:table-cell>
          <table:table-cell/>
          <table:table-cell office:value-type="string" calcext:value-type="string">
            <text:p>/move_base_simple/goal</text:p>
            <text:p>/move_base_simple/goal</text:p>
            <text:p>header: </text:p>
            <text:p>  seq: 2</text:p>
            <text:p>  stamp: </text:p>
            <text:p>    secs: 1696939867</text:p>
            <text:p>    nsecs:  56934608</text:p>
            <text:p>  frame_id: "map"</text:p>
            <text:p>pose: </text:p>
            <text:p>  position: </text:p>
            <text:p>    x: 0.0185358524323</text:p>
            <text:p>    y: 0.0797700881958</text:p>
            <text:p>    z: 0.0</text:p>
            <text:p>  orientation: </text:p>
            <text:p>    x: 0.0</text:p>
            <text:p>    y: 0.0</text:p>
            <text:p>    z: 0.768253860031</text:p>
            <text:p>    W: 0.640145301122</text:p>
            <text:p>位置在map沒錯 final goal frame錯誤</text:p>
            <text:p/>
          </table:table-cell>
          <table:table-cell table:number-columns-repeated="8"/>
        </table:table-row>
        <table:table-row table:style-name="ro2" table:number-rows-repeated="2">
          <table:table-cell table:style-name="ce1"/>
          <table:table-cell table:number-columns-repeated="11"/>
        </table:table-row>
        <table:table-row table:style-name="ro2"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19:16:33.866554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8:51:53.481224723</meta:creation-date>
    <dc:date>2023-10-11T19:16:47.786467471</dc:date>
    <meta:editing-duration>P11DT17H5M8S</meta:editing-duration>
    <meta:editing-cycles>38</meta:editing-cycles>
    <meta:generator>LibreOffice/6.4.7.2$Linux_X86_64 LibreOffice_project/40$Build-2</meta:generator>
    <meta:document-statistic meta:table-count="1" meta:cell-count="86" meta:object-count="0"/>
  </office:meta>
</office:document-meta>
</file>